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formula="of:=IF([.B2]=0; 0; LN([.B2]/(1-[.B2])))" office:value-type="float" office:value="-8.50610049814191" calcext:value-type="float">
            <text:p>-8.50610049814191</text:p>
          </table:table-cell>
          <table:table-cell table:formula="of:=IF([.B2]=0; 0; IF([.B2]=1; 1; 1/(1+EXP(-[.C2]-0.543369445854449))))" office:value-type="float" office:value="0.000348079661321554" calcext:value-type="float">
            <text:p>0.00034807966132155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formula="of:=IF([.B3]=0; 0; LN([.B3]/(1-[.B3])))" office:value-type="float" office:value="-5.86847182655087" calcext:value-type="float">
            <text:p>-5.86847182655087</text:p>
          </table:table-cell>
          <table:table-cell table:formula="of:=IF([.B3]=0; 0; IF([.B3]=1; 1; 1/(1+EXP(-[.C3]-0.543369445854449))))" office:value-type="float" office:value="0.00484427141530152" calcext:value-type="float">
            <text:p>0.0048442714153015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formula="of:=IF([.B4]=0; 0; LN([.B4]/(1-[.B4])))" office:value-type="float" office:value="-1.00461512961179" calcext:value-type="float">
            <text:p>-1.00461512961179</text:p>
          </table:table-cell>
          <table:table-cell table:formula="of:=IF([.B4]=0; 0; IF([.B4]=1; 1; 1/(1+EXP(-[.C4]-0.543369445854449))))" office:value-type="float" office:value="0.386690354682743" calcext:value-type="float">
            <text:p>0.38669035468274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formula="of:=IF([.B5]=0; 0; LN([.B5]/(1-[.B5])))" office:value-type="float" office:value="-14.1115762709322" calcext:value-type="float">
            <text:p>-14.1115762709322</text:p>
          </table:table-cell>
          <table:table-cell table:formula="of:=IF([.B5]=0; 0; IF([.B5]=1; 1; 1/(1+EXP(-[.C5]-0.543369445854449))))" office:value-type="float" office:value="0.00000128056636447969" calcext:value-type="float">
            <text:p>1.28056636447969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formula="of:=IF([.B6]=0; 0; LN([.B6]/(1-[.B6])))" office:value-type="float" office:value="0.589659433019042" calcext:value-type="float">
            <text:p>0.589659433019042</text:p>
          </table:table-cell>
          <table:table-cell table:formula="of:=IF([.B6]=0; 0; IF([.B6]=1; 1; 1/(1+EXP(-[.C6]-0.543369445854449))))" office:value-type="float" office:value="0.756397434722656" calcext:value-type="float">
            <text:p>0.75639743472265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formula="of:=IF([.B7]=0; 0; LN([.B7]/(1-[.B7])))" office:value-type="float" office:value="-6.31949804649604" calcext:value-type="float">
            <text:p>-6.31949804649604</text:p>
          </table:table-cell>
          <table:table-cell table:formula="of:=IF([.B7]=0; 0; IF([.B7]=1; 1; 1/(1+EXP(-[.C7]-0.543369445854449))))" office:value-type="float" office:value="0.0030911116371894" calcext:value-type="float">
            <text:p>0.003091111637189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formula="of:=IF([.B8]=0; 0; LN([.B8]/(1-[.B8])))" office:value-type="float" office:value="-4.54294112009453" calcext:value-type="float">
            <text:p>-4.54294112009453</text:p>
          </table:table-cell>
          <table:table-cell table:formula="of:=IF([.B8]=0; 0; IF([.B8]=1; 1; 1/(1+EXP(-[.C8]-0.543369445854449))))" office:value-type="float" office:value="0.0179937769163021" calcext:value-type="float">
            <text:p>0.017993776916302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 0; LN([.B9]/(1-[.B9])))" office:value-type="string" office:string-value="" calcext:value-type="error">
            <text:p>#DIV/0!</text:p>
          </table:table-cell>
          <table:table-cell table:formula="of:=IF([.B9]=0; 0; IF([.B9]=1; 1; 1/(1+EXP(-[.C9]-0.543369445854449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formula="of:=IF([.B10]=0; 0; LN([.B10]/(1-[.B10])))" office:value-type="float" office:value="-12.0732753163944" calcext:value-type="float">
            <text:p>-12.0732753163944</text:p>
          </table:table-cell>
          <table:table-cell table:formula="of:=IF([.B10]=0; 0; IF([.B10]=1; 1; 1/(1+EXP(-[.C10]-0.543369445854449))))" office:value-type="float" office:value="0.00000983153282965267" calcext:value-type="float">
            <text:p>9.83153282965267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formula="of:=IF([.B11]=0; 0; LN([.B11]/(1-[.B11])))" office:value-type="float" office:value="-14.2656309255625" calcext:value-type="float">
            <text:p>-14.2656309255625</text:p>
          </table:table-cell>
          <table:table-cell table:formula="of:=IF([.B11]=0; 0; IF([.B11]=1; 1; 1/(1+EXP(-[.C11]-0.543369445854449))))" office:value-type="float" office:value="0.00000109773391814842" calcext:value-type="float">
            <text:p>1.09773391814842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 0; LN([.B12]/(1-[.B12])))" office:value-type="float" office:value="0" calcext:value-type="float">
            <text:p>0</text:p>
          </table:table-cell>
          <table:table-cell table:formula="of:=IF([.B12]=0; 0; IF([.B12]=1; 1; 1/(1+EXP(-[.C12]-0.543369445854449))))" office:value-type="float" office:value="0" calcext:value-type="float">
            <text:p>0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formula="of:=IF([.B13]=0; 0; LN([.B13]/(1-[.B13])))" office:value-type="float" office:value="-3.54791582643118" calcext:value-type="float">
            <text:p>-3.54791582643118</text:p>
          </table:table-cell>
          <table:table-cell table:formula="of:=IF([.B13]=0; 0; IF([.B13]=1; 1; 1/(1+EXP(-[.C13]-0.543369445854449))))" office:value-type="float" office:value="0.0472209049795751" calcext:value-type="float">
            <text:p>0.047220904979575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formula="of:=IF([.B14]=0; 0; LN([.B14]/(1-[.B14])))" office:value-type="float" office:value="-8.72165870544842" calcext:value-type="float">
            <text:p>-8.72165870544842</text:p>
          </table:table-cell>
          <table:table-cell table:formula="of:=IF([.B14]=0; 0; IF([.B14]=1; 1; 1/(1+EXP(-[.C14]-0.543369445854449))))" office:value-type="float" office:value="0.000280602943055568" calcext:value-type="float">
            <text:p>0.00028060294305556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 0; LN([.B15]/(1-[.B15])))" office:value-type="string" office:string-value="" calcext:value-type="error">
            <text:p>#DIV/0!</text:p>
          </table:table-cell>
          <table:table-cell table:formula="of:=IF([.B15]=0; 0; IF([.B15]=1; 1; 1/(1+EXP(-[.C15]-0.543369445854449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formula="of:=IF([.B16]=0; 0; LN([.B16]/(1-[.B16])))" office:value-type="float" office:value="-4.91316841307121" calcext:value-type="float">
            <text:p>-4.91316841307121</text:p>
          </table:table-cell>
          <table:table-cell table:formula="of:=IF([.B16]=0; 0; IF([.B16]=1; 1; 1/(1+EXP(-[.C16]-0.543369445854449))))" office:value-type="float" office:value="0.012495666669082" calcext:value-type="float">
            <text:p>0.01249566666908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formula="of:=IF([.B17]=0; 0; LN([.B17]/(1-[.B17])))" office:value-type="float" office:value="-11.060160361465" calcext:value-type="float">
            <text:p>-11.060160361465</text:p>
          </table:table-cell>
          <table:table-cell table:formula="of:=IF([.B17]=0; 0; IF([.B17]=1; 1; 1/(1+EXP(-[.C17]-0.543369445854449))))" office:value-type="float" office:value="0.0000270772140643376" calcext:value-type="float">
            <text:p>2.70772140643376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 0; LN([.B18]/(1-[.B18])))" office:value-type="string" office:string-value="" calcext:value-type="error">
            <text:p>#DIV/0!</text:p>
          </table:table-cell>
          <table:table-cell table:formula="of:=IF([.B18]=0; 0; IF([.B18]=1; 1; 1/(1+EXP(-[.C18]-0.543369445854449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formula="of:=IF([.B19]=0; 0; LN([.B19]/(1-[.B19])))" office:value-type="float" office:value="-4.45909798379154" calcext:value-type="float">
            <text:p>-4.45909798379154</text:p>
          </table:table-cell>
          <table:table-cell table:formula="of:=IF([.B19]=0; 0; IF([.B19]=1; 1; 1/(1+EXP(-[.C19]-0.543369445854449))))" office:value-type="float" office:value="0.0195367369520515" calcext:value-type="float">
            <text:p>0.019536736952051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formula="of:=IF([.B20]=0; 0; LN([.B20]/(1-[.B20])))" office:value-type="float" office:value="-1.1537214588938" calcext:value-type="float">
            <text:p>-1.1537214588938</text:p>
          </table:table-cell>
          <table:table-cell table:formula="of:=IF([.B20]=0; 0; IF([.B20]=1; 1; 1/(1+EXP(-[.C20]-0.543369445854449))))" office:value-type="float" office:value="0.351978903168527" calcext:value-type="float">
            <text:p>0.35197890316852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formula="of:=IF([.B21]=0; 0; LN([.B21]/(1-[.B21])))" office:value-type="float" office:value="0.153066153532621" calcext:value-type="float">
            <text:p>0.153066153532621</text:p>
          </table:table-cell>
          <table:table-cell table:formula="of:=IF([.B21]=0; 0; IF([.B21]=1; 1; 1/(1+EXP(-[.C21]-0.543369445854449))))" office:value-type="float" office:value="0.66739702546027" calcext:value-type="float">
            <text:p>0.6673970254602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formula="of:=IF([.B22]=0; 0; LN([.B22]/(1-[.B22])))" office:value-type="float" office:value="-2.00518121574088" calcext:value-type="float">
            <text:p>-2.00518121574088</text:p>
          </table:table-cell>
          <table:table-cell table:formula="of:=IF([.B22]=0; 0; IF([.B22]=1; 1; 1/(1+EXP(-[.C22]-0.543369445854449))))" office:value-type="float" office:value="0.188190376126696" calcext:value-type="float">
            <text:p>0.18819037612669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formula="of:=IF([.B23]=0; 0; LN([.B23]/(1-[.B23])))" office:value-type="float" office:value="-1.41239231294801" calcext:value-type="float">
            <text:p>-1.41239231294801</text:p>
          </table:table-cell>
          <table:table-cell table:formula="of:=IF([.B23]=0; 0; IF([.B23]=1; 1; 1/(1+EXP(-[.C23]-0.543369445854449))))" office:value-type="float" office:value="0.29545766370367" calcext:value-type="float">
            <text:p>0.2954576637036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formula="of:=IF([.B24]=0; 0; LN([.B24]/(1-[.B24])))" office:value-type="float" office:value="0.669820656366571" calcext:value-type="float">
            <text:p>0.669820656366571</text:p>
          </table:table-cell>
          <table:table-cell table:formula="of:=IF([.B24]=0; 0; IF([.B24]=1; 1; 1/(1+EXP(-[.C24]-0.543369445854449))))" office:value-type="float" office:value="0.770862914103926" calcext:value-type="float">
            <text:p>0.77086291410392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formula="of:=IF([.B25]=0; 0; LN([.B25]/(1-[.B25])))" office:value-type="float" office:value="-8.35229498394715" calcext:value-type="float">
            <text:p>-8.35229498394715</text:p>
          </table:table-cell>
          <table:table-cell table:formula="of:=IF([.B25]=0; 0; IF([.B25]=1; 1; 1/(1+EXP(-[.C25]-0.543369445854449))))" office:value-type="float" office:value="0.000405929300670748" calcext:value-type="float">
            <text:p>0.00040592930067074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formula="of:=IF([.B26]=0; 0; LN([.B26]/(1-[.B26])))" office:value-type="float" office:value="-3.59444073877489" calcext:value-type="float">
            <text:p>-3.59444073877489</text:p>
          </table:table-cell>
          <table:table-cell table:formula="of:=IF([.B26]=0; 0; IF([.B26]=1; 1; 1/(1+EXP(-[.C26]-0.543369445854449))))" office:value-type="float" office:value="0.0451712452379648" calcext:value-type="float">
            <text:p>0.045171245237964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formula="of:=IF([.B27]=0; 0; LN([.B27]/(1-[.B27])))" office:value-type="float" office:value="-0.805918124671299" calcext:value-type="float">
            <text:p>-0.805918124671299</text:p>
          </table:table-cell>
          <table:table-cell table:formula="of:=IF([.B27]=0; 0; IF([.B27]=1; 1; 1/(1+EXP(-[.C27]-0.543369445854449))))" office:value-type="float" office:value="0.434737290024541" calcext:value-type="float">
            <text:p>0.43473729002454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formula="of:=IF([.B28]=0; 0; LN([.B28]/(1-[.B28])))" office:value-type="float" office:value="0.0160683457172444" calcext:value-type="float">
            <text:p>0.0160683457172444</text:p>
          </table:table-cell>
          <table:table-cell table:formula="of:=IF([.B28]=0; 0; IF([.B28]=1; 1; 1/(1+EXP(-[.C28]-0.543369445854449))))" office:value-type="float" office:value="0.636322446122772" calcext:value-type="float">
            <text:p>0.63632244612277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formula="of:=IF([.B29]=0; 0; LN([.B29]/(1-[.B29])))" office:value-type="float" office:value="-3.33078951761362" calcext:value-type="float">
            <text:p>-3.33078951761362</text:p>
          </table:table-cell>
          <table:table-cell table:formula="of:=IF([.B29]=0; 0; IF([.B29]=1; 1; 1/(1+EXP(-[.C29]-0.543369445854449))))" office:value-type="float" office:value="0.058007769305186" calcext:value-type="float">
            <text:p>0.05800776930518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formula="of:=IF([.B30]=0; 0; LN([.B30]/(1-[.B30])))" office:value-type="float" office:value="-11.5661269044583" calcext:value-type="float">
            <text:p>-11.5661269044583</text:p>
          </table:table-cell>
          <table:table-cell table:formula="of:=IF([.B30]=0; 0; IF([.B30]=1; 1; 1/(1+EXP(-[.C30]-0.543369445854449))))" office:value-type="float" office:value="0.0000163256382942878" calcext:value-type="float">
            <text:p>1.63256382942878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 0; LN([.B31]/(1-[.B31])))" office:value-type="string" office:string-value="" calcext:value-type="error">
            <text:p>#DIV/0!</text:p>
          </table:table-cell>
          <table:table-cell table:formula="of:=IF([.B31]=0; 0; IF([.B31]=1; 1; 1/(1+EXP(-[.C31]-0.543369445854449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 0; LN([.B32]/(1-[.B32])))" office:value-type="string" office:string-value="" calcext:value-type="error">
            <text:p>#DIV/0!</text:p>
          </table:table-cell>
          <table:table-cell table:formula="of:=IF([.B32]=0; 0; IF([.B32]=1; 1; 1/(1+EXP(-[.C32]-0.543369445854449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formula="of:=IF([.B33]=0; 0; LN([.B33]/(1-[.B33])))" office:value-type="float" office:value="-9.54046009196116" calcext:value-type="float">
            <text:p>-9.54046009196116</text:p>
          </table:table-cell>
          <table:table-cell table:formula="of:=IF([.B33]=0; 0; IF([.B33]=1; 1; 1/(1+EXP(-[.C33]-0.543369445854449))))" office:value-type="float" office:value="0.000123754052717723" calcext:value-type="float">
            <text:p>0.000123754052717723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formula="of:=IF([.B34]=0; 0; LN([.B34]/(1-[.B34])))" office:value-type="float" office:value="-2.20907170266663" calcext:value-type="float">
            <text:p>-2.20907170266663</text:p>
          </table:table-cell>
          <table:table-cell table:formula="of:=IF([.B34]=0; 0; IF([.B34]=1; 1; 1/(1+EXP(-[.C34]-0.543369445854449))))" office:value-type="float" office:value="0.158998021094554" calcext:value-type="float">
            <text:p>0.15899802109455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formula="of:=IF([.B35]=0; 0; LN([.B35]/(1-[.B35])))" office:value-type="float" office:value="-12.3921715923976" calcext:value-type="float">
            <text:p>-12.3921715923976</text:p>
          </table:table-cell>
          <table:table-cell table:formula="of:=IF([.B35]=0; 0; IF([.B35]=1; 1; 1/(1+EXP(-[.C35]-0.543369445854449))))" office:value-type="float" office:value="0.00000714706129362434" calcext:value-type="float">
            <text:p>7.14706129362434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formula="of:=IF([.B36]=0; 0; LN([.B36]/(1-[.B36])))" office:value-type="float" office:value="-4.62882196848894" calcext:value-type="float">
            <text:p>-4.62882196848894</text:p>
          </table:table-cell>
          <table:table-cell table:formula="of:=IF([.B36]=0; 0; IF([.B36]=1; 1; 1/(1+EXP(-[.C36]-0.543369445854449))))" office:value-type="float" office:value="0.0165374423587514" calcext:value-type="float">
            <text:p>0.016537442358751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formula="of:=IF([.B37]=0; 0; LN([.B37]/(1-[.B37])))" office:value-type="float" office:value="-7.99545871508984" calcext:value-type="float">
            <text:p>-7.99545871508984</text:p>
          </table:table-cell>
          <table:table-cell table:formula="of:=IF([.B37]=0; 0; IF([.B37]=1; 1; 1/(1+EXP(-[.C37]-0.543369445854449))))" office:value-type="float" office:value="0.000579891622837561" calcext:value-type="float">
            <text:p>0.00057989162283756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formula="of:=IF([.B38]=0; 0; LN([.B38]/(1-[.B38])))" office:value-type="float" office:value="-5.98691838206927" calcext:value-type="float">
            <text:p>-5.98691838206927</text:p>
          </table:table-cell>
          <table:table-cell table:formula="of:=IF([.B38]=0; 0; IF([.B38]=1; 1; 1/(1+EXP(-[.C38]-0.543369445854449))))" office:value-type="float" office:value="0.00430549259323978" calcext:value-type="float">
            <text:p>0.0043054925932397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formula="of:=IF([.B39]=0; 0; LN([.B39]/(1-[.B39])))" office:value-type="float" office:value="-4.56362105148509" calcext:value-type="float">
            <text:p>-4.56362105148509</text:p>
          </table:table-cell>
          <table:table-cell table:formula="of:=IF([.B39]=0; 0; IF([.B39]=1; 1; 1/(1+EXP(-[.C39]-0.543369445854449))))" office:value-type="float" office:value="0.0176319817257385" calcext:value-type="float">
            <text:p>0.017631981725738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formula="of:=IF([.B40]=0; 0; LN([.B40]/(1-[.B40])))" office:value-type="float" office:value="-7.19058971705129" calcext:value-type="float">
            <text:p>-7.19058971705129</text:p>
          </table:table-cell>
          <table:table-cell table:formula="of:=IF([.B40]=0; 0; IF([.B40]=1; 1; 1/(1+EXP(-[.C40]-0.543369445854449))))" office:value-type="float" office:value="0.00129594249374061" calcext:value-type="float">
            <text:p>0.0012959424937406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formula="of:=IF([.B41]=0; 0; LN([.B41]/(1-[.B41])))" office:value-type="float" office:value="-0.248783271858957" calcext:value-type="float">
            <text:p>-0.248783271858957</text:p>
          </table:table-cell>
          <table:table-cell table:formula="of:=IF([.B41]=0; 0; IF([.B41]=1; 1; 1/(1+EXP(-[.C41]-0.543369445854449))))" office:value-type="float" office:value="0.573118531689649" calcext:value-type="float">
            <text:p>0.57311853168964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formula="of:=IF([.B42]=0; 0; LN([.B42]/(1-[.B42])))" office:value-type="float" office:value="1.70266132719992" calcext:value-type="float">
            <text:p>1.70266132719992</text:p>
          </table:table-cell>
          <table:table-cell table:formula="of:=IF([.B42]=0; 0; IF([.B42]=1; 1; 1/(1+EXP(-[.C42]-0.543369445854449))))" office:value-type="float" office:value="0.904307607400503" calcext:value-type="float">
            <text:p>0.90430760740050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formula="of:=IF([.B43]=0; 0; LN([.B43]/(1-[.B43])))" office:value-type="float" office:value="-7.15878427393404" calcext:value-type="float">
            <text:p>-7.15878427393404</text:p>
          </table:table-cell>
          <table:table-cell table:formula="of:=IF([.B43]=0; 0; IF([.B43]=1; 1; 1/(1+EXP(-[.C43]-0.543369445854449))))" office:value-type="float" office:value="0.00133776697629955" calcext:value-type="float">
            <text:p>0.0013377669762995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formula="of:=IF([.B44]=0; 0; LN([.B44]/(1-[.B44])))" office:value-type="float" office:value="-2.74777381392164" calcext:value-type="float">
            <text:p>-2.74777381392164</text:p>
          </table:table-cell>
          <table:table-cell table:formula="of:=IF([.B44]=0; 0; IF([.B44]=1; 1; 1/(1+EXP(-[.C44]-0.543369445854449))))" office:value-type="float" office:value="0.099355672058017" calcext:value-type="float">
            <text:p>0.09935567205801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formula="of:=IF([.B45]=0; 0; LN([.B45]/(1-[.B45])))" office:value-type="float" office:value="-3.86616923478938" calcext:value-type="float">
            <text:p>-3.86616923478938</text:p>
          </table:table-cell>
          <table:table-cell table:formula="of:=IF([.B45]=0; 0; IF([.B45]=1; 1; 1/(1+EXP(-[.C45]-0.543369445854449))))" office:value-type="float" office:value="0.0347972511181881" calcext:value-type="float">
            <text:p>0.0347972511181881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formula="of:=IF([.B46]=0; 0; LN([.B46]/(1-[.B46])))" office:value-type="float" office:value="-6.40096727308616" calcext:value-type="float">
            <text:p>-6.40096727308616</text:p>
          </table:table-cell>
          <table:table-cell table:formula="of:=IF([.B46]=0; 0; IF([.B46]=1; 1; 1/(1+EXP(-[.C46]-0.543369445854449))))" office:value-type="float" office:value="0.00284995563433669" calcext:value-type="float">
            <text:p>0.00284995563433669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formula="of:=IF([.B47]=0; 0; LN([.B47]/(1-[.B47])))" office:value-type="float" office:value="-2.72308029424637" calcext:value-type="float">
            <text:p>-2.72308029424637</text:p>
          </table:table-cell>
          <table:table-cell table:formula="of:=IF([.B47]=0; 0; IF([.B47]=1; 1; 1/(1+EXP(-[.C47]-0.543369445854449))))" office:value-type="float" office:value="0.101587314953547" calcext:value-type="float">
            <text:p>0.101587314953547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formula="of:=IF([.B48]=0; 0; LN([.B48]/(1-[.B48])))" office:value-type="float" office:value="-4.91639349287832" calcext:value-type="float">
            <text:p>-4.91639349287832</text:p>
          </table:table-cell>
          <table:table-cell table:formula="of:=IF([.B48]=0; 0; IF([.B48]=1; 1; 1/(1+EXP(-[.C48]-0.543369445854449))))" office:value-type="float" office:value="0.0124559332211988" calcext:value-type="float">
            <text:p>0.012455933221198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formula="of:=IF([.B49]=0; 0; LN([.B49]/(1-[.B49])))" office:value-type="float" office:value="-6.53341548545892" calcext:value-type="float">
            <text:p>-6.53341548545892</text:p>
          </table:table-cell>
          <table:table-cell table:formula="of:=IF([.B49]=0; 0; IF([.B49]=1; 1; 1/(1+EXP(-[.C49]-0.543369445854449))))" office:value-type="float" office:value="0.00249729668108081" calcext:value-type="float">
            <text:p>0.0024972966810808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formula="of:=IF([.B50]=0; 0; LN([.B50]/(1-[.B50])))" office:value-type="float" office:value="-11.864739459867" calcext:value-type="float">
            <text:p>-11.864739459867</text:p>
          </table:table-cell>
          <table:table-cell table:formula="of:=IF([.B50]=0; 0; IF([.B50]=1; 1; 1/(1+EXP(-[.C50]-0.543369445854449))))" office:value-type="float" office:value="0.0000121111732147746" calcext:value-type="float">
            <text:p>1.21111732147746E-05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formula="of:=IF([.B51]=0; 0; LN([.B51]/(1-[.B51])))" office:value-type="float" office:value="0.645807183370245" calcext:value-type="float">
            <text:p>0.645807183370245</text:p>
          </table:table-cell>
          <table:table-cell table:formula="of:=IF([.B51]=0; 0; IF([.B51]=1; 1; 1/(1+EXP(-[.C51]-0.543369445854449))))" office:value-type="float" office:value="0.766593772679394" calcext:value-type="float">
            <text:p>0.766593772679394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formula="of:=IF([.B52]=0; 0; LN([.B52]/(1-[.B52])))" office:value-type="float" office:value="-11.5864400088898" calcext:value-type="float">
            <text:p>-11.5864400088898</text:p>
          </table:table-cell>
          <table:table-cell table:formula="of:=IF([.B52]=0; 0; IF([.B52]=1; 1; 1/(1+EXP(-[.C52]-0.543369445854449))))" office:value-type="float" office:value="0.0000159973646202079" calcext:value-type="float">
            <text:p>1.59973646202079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 0; LN([.B53]/(1-[.B53])))" office:value-type="float" office:value="0" calcext:value-type="float">
            <text:p>0</text:p>
          </table:table-cell>
          <table:table-cell table:formula="of:=IF([.B53]=0; 0; IF([.B53]=1; 1; 1/(1+EXP(-[.C53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formula="of:=IF([.B54]=0; 0; LN([.B54]/(1-[.B54])))" office:value-type="float" office:value="2.52888323982017" calcext:value-type="float">
            <text:p>2.52888323982017</text:p>
          </table:table-cell>
          <table:table-cell table:formula="of:=IF([.B54]=0; 0; IF([.B54]=1; 1; 1/(1+EXP(-[.C54]-0.543369445854449))))" office:value-type="float" office:value="0.955733574480648" calcext:value-type="float">
            <text:p>0.9557335744806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 0; LN([.B55]/(1-[.B55])))" office:value-type="string" office:string-value="" calcext:value-type="error">
            <text:p>#DIV/0!</text:p>
          </table:table-cell>
          <table:table-cell table:formula="of:=IF([.B55]=0; 0; IF([.B55]=1; 1; 1/(1+EXP(-[.C55]-0.543369445854449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 0; LN([.B56]/(1-[.B56])))" office:value-type="float" office:value="0" calcext:value-type="float">
            <text:p>0</text:p>
          </table:table-cell>
          <table:table-cell table:formula="of:=IF([.B56]=0; 0; IF([.B56]=1; 1; 1/(1+EXP(-[.C56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formula="of:=IF([.B57]=0; 0; LN([.B57]/(1-[.B57])))" office:value-type="float" office:value="0.228553740133108" calcext:value-type="float">
            <text:p>0.228553740133108</text:p>
          </table:table-cell>
          <table:table-cell table:formula="of:=IF([.B57]=0; 0; IF([.B57]=1; 1; 1/(1+EXP(-[.C57]-0.543369445854449))))" office:value-type="float" office:value="0.683936770576249" calcext:value-type="float">
            <text:p>0.683936770576249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formula="of:=IF([.B58]=0; 0; LN([.B58]/(1-[.B58])))" office:value-type="float" office:value="-1.09557992023292" calcext:value-type="float">
            <text:p>-1.09557992023292</text:p>
          </table:table-cell>
          <table:table-cell table:formula="of:=IF([.B58]=0; 0; IF([.B58]=1; 1; 1/(1+EXP(-[.C58]-0.543369445854449))))" office:value-type="float" office:value="0.365351714262676" calcext:value-type="float">
            <text:p>0.36535171426267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formula="of:=IF([.B59]=0; 0; LN([.B59]/(1-[.B59])))" office:value-type="float" office:value="-3.8409007901412" calcext:value-type="float">
            <text:p>-3.8409007901412</text:p>
          </table:table-cell>
          <table:table-cell table:formula="of:=IF([.B59]=0; 0; IF([.B59]=1; 1; 1/(1+EXP(-[.C59]-0.543369445854449))))" office:value-type="float" office:value="0.0356559758447232" calcext:value-type="float">
            <text:p>0.0356559758447232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formula="of:=IF([.B60]=0; 0; LN([.B60]/(1-[.B60])))" office:value-type="float" office:value="-13.0293263164347" calcext:value-type="float">
            <text:p>-13.0293263164347</text:p>
          </table:table-cell>
          <table:table-cell table:formula="of:=IF([.B60]=0; 0; IF([.B60]=1; 1; 1/(1+EXP(-[.C60]-0.543369445854449))))" office:value-type="float" office:value="0.00000377934195325001" calcext:value-type="float">
            <text:p>3.77934195325001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 0; LN([.B61]/(1-[.B61])))" office:value-type="string" office:string-value="" calcext:value-type="error">
            <text:p>#DIV/0!</text:p>
          </table:table-cell>
          <table:table-cell table:formula="of:=IF([.B61]=0; 0; IF([.B61]=1; 1; 1/(1+EXP(-[.C61]-0.543369445854449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formula="of:=IF([.B62]=0; 0; LN([.B62]/(1-[.B62])))" office:value-type="float" office:value="-2.03620233679737" calcext:value-type="float">
            <text:p>-2.03620233679737</text:p>
          </table:table-cell>
          <table:table-cell table:formula="of:=IF([.B62]=0; 0; IF([.B62]=1; 1; 1/(1+EXP(-[.C62]-0.543369445854449))))" office:value-type="float" office:value="0.183496906672438" calcext:value-type="float">
            <text:p>0.183496906672438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formula="of:=IF([.B63]=0; 0; LN([.B63]/(1-[.B63])))" office:value-type="float" office:value="-9.6168835423346" calcext:value-type="float">
            <text:p>-9.6168835423346</text:p>
          </table:table-cell>
          <table:table-cell table:formula="of:=IF([.B63]=0; 0; IF([.B63]=1; 1; 1/(1+EXP(-[.C63]-0.543369445854449))))" office:value-type="float" office:value="0.000114649747295642" calcext:value-type="float">
            <text:p>0.000114649747295642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formula="of:=IF([.B64]=0; 0; LN([.B64]/(1-[.B64])))" office:value-type="float" office:value="3.58962199577677" calcext:value-type="float">
            <text:p>3.58962199577677</text:p>
          </table:table-cell>
          <table:table-cell table:formula="of:=IF([.B64]=0; 0; IF([.B64]=1; 1; 1/(1+EXP(-[.C64]-0.543369445854449))))" office:value-type="float" office:value="0.984218218616708" calcext:value-type="float">
            <text:p>0.984218218616708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formula="of:=IF([.B65]=0; 0; LN([.B65]/(1-[.B65])))" office:value-type="float" office:value="-0.769898791968242" calcext:value-type="float">
            <text:p>-0.769898791968242</text:p>
          </table:table-cell>
          <table:table-cell table:formula="of:=IF([.B65]=0; 0; IF([.B65]=1; 1; 1/(1+EXP(-[.C65]-0.543369445854449))))" office:value-type="float" office:value="0.44360860374837" calcext:value-type="float">
            <text:p>0.44360860374837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formula="of:=IF([.B66]=0; 0; LN([.B66]/(1-[.B66])))" office:value-type="float" office:value="-1.93662594705475" calcext:value-type="float">
            <text:p>-1.93662594705475</text:p>
          </table:table-cell>
          <table:table-cell table:formula="of:=IF([.B66]=0; 0; IF([.B66]=1; 1; 1/(1+EXP(-[.C66]-0.543369445854449))))" office:value-type="float" office:value="0.198888383845478" calcext:value-type="float">
            <text:p>0.198888383845478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formula="of:=IF([.B67]=0; 0; LN([.B67]/(1-[.B67])))" office:value-type="float" office:value="-6.47886384790401" calcext:value-type="float">
            <text:p>-6.47886384790401</text:p>
          </table:table-cell>
          <table:table-cell table:formula="of:=IF([.B67]=0; 0; IF([.B67]=1; 1; 1/(1+EXP(-[.C67]-0.543369445854449))))" office:value-type="float" office:value="0.00263694341924378" calcext:value-type="float">
            <text:p>0.00263694341924378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formula="of:=IF([.B68]=0; 0; LN([.B68]/(1-[.B68])))" office:value-type="float" office:value="0.269438286799268" calcext:value-type="float">
            <text:p>0.269438286799268</text:p>
          </table:table-cell>
          <table:table-cell table:formula="of:=IF([.B68]=0; 0; IF([.B68]=1; 1; 1/(1+EXP(-[.C68]-0.543369445854449))))" office:value-type="float" office:value="0.692707492168028" calcext:value-type="float">
            <text:p>0.692707492168028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formula="of:=IF([.B69]=0; 0; LN([.B69]/(1-[.B69])))" office:value-type="float" office:value="-2.64331230986745" calcext:value-type="float">
            <text:p>-2.64331230986745</text:p>
          </table:table-cell>
          <table:table-cell table:formula="of:=IF([.B69]=0; 0; IF([.B69]=1; 1; 1/(1+EXP(-[.C69]-0.543369445854449))))" office:value-type="float" office:value="0.109102374635035" calcext:value-type="float">
            <text:p>0.109102374635035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formula="of:=IF([.B70]=0; 0; LN([.B70]/(1-[.B70])))" office:value-type="float" office:value="2.53433424435724" calcext:value-type="float">
            <text:p>2.53433424435724</text:p>
          </table:table-cell>
          <table:table-cell table:formula="of:=IF([.B70]=0; 0; IF([.B70]=1; 1; 1/(1+EXP(-[.C70]-0.543369445854449))))" office:value-type="float" office:value="0.955963617590017" calcext:value-type="float">
            <text:p>0.95596361759001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formula="of:=IF([.B71]=0; 0; LN([.B71]/(1-[.B71])))" office:value-type="float" office:value="-11.5906464296634" calcext:value-type="float">
            <text:p>-11.5906464296634</text:p>
          </table:table-cell>
          <table:table-cell table:formula="of:=IF([.B71]=0; 0; IF([.B71]=1; 1; 1/(1+EXP(-[.C71]-0.543369445854449))))" office:value-type="float" office:value="0.0000159302153733214" calcext:value-type="float">
            <text:p>1.59302153733214E-05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formula="of:=IF([.B72]=0; 0; LN([.B72]/(1-[.B72])))" office:value-type="float" office:value="-2.27110350085256" calcext:value-type="float">
            <text:p>-2.27110350085256</text:p>
          </table:table-cell>
          <table:table-cell table:formula="of:=IF([.B72]=0; 0; IF([.B72]=1; 1; 1/(1+EXP(-[.C72]-0.543369445854449))))" office:value-type="float" office:value="0.150877648485256" calcext:value-type="float">
            <text:p>0.150877648485256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formula="of:=IF([.B73]=0; 0; LN([.B73]/(1-[.B73])))" office:value-type="float" office:value="0.403215613295705" calcext:value-type="float">
            <text:p>0.403215613295705</text:p>
          </table:table-cell>
          <table:table-cell table:formula="of:=IF([.B73]=0; 0; IF([.B73]=1; 1; 1/(1+EXP(-[.C73]-0.543369445854449))))" office:value-type="float" office:value="0.720427887530035" calcext:value-type="float">
            <text:p>0.720427887530035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formula="of:=IF([.B74]=0; 0; LN([.B74]/(1-[.B74])))" office:value-type="float" office:value="2.8140620981941" calcext:value-type="float">
            <text:p>2.8140620981941</text:p>
          </table:table-cell>
          <table:table-cell table:formula="of:=IF([.B74]=0; 0; IF([.B74]=1; 1; 1/(1+EXP(-[.C74]-0.543369445854449))))" office:value-type="float" office:value="0.966347350121814" calcext:value-type="float">
            <text:p>0.966347350121814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formula="of:=IF([.B75]=0; 0; LN([.B75]/(1-[.B75])))" office:value-type="float" office:value="-5.8928501247281" calcext:value-type="float">
            <text:p>-5.8928501247281</text:p>
          </table:table-cell>
          <table:table-cell table:formula="of:=IF([.B75]=0; 0; IF([.B75]=1; 1; 1/(1+EXP(-[.C75]-0.543369445854449))))" office:value-type="float" office:value="0.0047281557954708" calcext:value-type="float">
            <text:p>0.004728155795470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formula="of:=IF([.B76]=0; 0; LN([.B76]/(1-[.B76])))" office:value-type="float" office:value="-15.2039148945705" calcext:value-type="float">
            <text:p>-15.2039148945705</text:p>
          </table:table-cell>
          <table:table-cell table:formula="of:=IF([.B76]=0; 0; IF([.B76]=1; 1; 1/(1+EXP(-[.C76]-0.543369445854449))))" office:value-type="float" office:value="0.00000042954218638648" calcext:value-type="float">
            <text:p>4.29542186386474E-0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formula="of:=IF([.B77]=0; 0; LN([.B77]/(1-[.B77])))" office:value-type="float" office:value="-4.39649512121577" calcext:value-type="float">
            <text:p>-4.39649512121577</text:p>
          </table:table-cell>
          <table:table-cell table:formula="of:=IF([.B77]=0; 0; IF([.B77]=1; 1; 1/(1+EXP(-[.C77]-0.543369445854449))))" office:value-type="float" office:value="0.0207726693109628" calcext:value-type="float">
            <text:p>0.020772669310962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formula="of:=IF([.B78]=0; 0; LN([.B78]/(1-[.B78])))" office:value-type="float" office:value="-9.58524876515158" calcext:value-type="float">
            <text:p>-9.58524876515158</text:p>
          </table:table-cell>
          <table:table-cell table:formula="of:=IF([.B78]=0; 0; IF([.B78]=1; 1; 1/(1+EXP(-[.C78]-0.543369445854449))))" office:value-type="float" office:value="0.000118334208606724" calcext:value-type="float">
            <text:p>0.000118334208606724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formula="of:=IF([.B79]=0; 0; LN([.B79]/(1-[.B79])))" office:value-type="float" office:value="-1.96697660631637" calcext:value-type="float">
            <text:p>-1.96697660631637</text:p>
          </table:table-cell>
          <table:table-cell table:formula="of:=IF([.B79]=0; 0; IF([.B79]=1; 1; 1/(1+EXP(-[.C79]-0.543369445854449))))" office:value-type="float" office:value="0.194096717390529" calcext:value-type="float">
            <text:p>0.194096717390529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formula="of:=IF([.B80]=0; 0; LN([.B80]/(1-[.B80])))" office:value-type="float" office:value="-4.19174309403611" calcext:value-type="float">
            <text:p>-4.19174309403611</text:p>
          </table:table-cell>
          <table:table-cell table:formula="of:=IF([.B80]=0; 0; IF([.B80]=1; 1; 1/(1+EXP(-[.C80]-0.543369445854449))))" office:value-type="float" office:value="0.025372890424989" calcext:value-type="float">
            <text:p>0.025372890424989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formula="of:=IF([.B81]=0; 0; LN([.B81]/(1-[.B81])))" office:value-type="float" office:value="-12.8904478682157" calcext:value-type="float">
            <text:p>-12.8904478682157</text:p>
          </table:table-cell>
          <table:table-cell table:formula="of:=IF([.B81]=0; 0; IF([.B81]=1; 1; 1/(1+EXP(-[.C81]-0.543369445854449))))" office:value-type="float" office:value="0.00000434240261643822" calcext:value-type="float">
            <text:p>4.34240261643822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 0; LN([.B82]/(1-[.B82])))" office:value-type="string" office:string-value="" calcext:value-type="error">
            <text:p>#DIV/0!</text:p>
          </table:table-cell>
          <table:table-cell table:formula="of:=IF([.B82]=0; 0; IF([.B82]=1; 1; 1/(1+EXP(-[.C82]-0.543369445854449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formula="of:=IF([.B83]=0; 0; LN([.B83]/(1-[.B83])))" office:value-type="float" office:value="-1.76320812441016" calcext:value-type="float">
            <text:p>-1.76320812441016</text:p>
          </table:table-cell>
          <table:table-cell table:formula="of:=IF([.B83]=0; 0; IF([.B83]=1; 1; 1/(1+EXP(-[.C83]-0.543369445854449))))" office:value-type="float" office:value="0.22796484139688" calcext:value-type="float">
            <text:p>0.22796484139688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formula="of:=IF([.B84]=0; 0; LN([.B84]/(1-[.B84])))" office:value-type="float" office:value="-9.03574712303869" calcext:value-type="float">
            <text:p>-9.03574712303869</text:p>
          </table:table-cell>
          <table:table-cell table:formula="of:=IF([.B84]=0; 0; IF([.B84]=1; 1; 1/(1+EXP(-[.C84]-0.543369445854449))))" office:value-type="float" office:value="0.000204983169670222" calcext:value-type="float">
            <text:p>0.000204983169670222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formula="of:=IF([.B85]=0; 0; LN([.B85]/(1-[.B85])))" office:value-type="float" office:value="3.96960542352612" calcext:value-type="float">
            <text:p>3.96960542352612</text:p>
          </table:table-cell>
          <table:table-cell table:formula="of:=IF([.B85]=0; 0; IF([.B85]=1; 1; 1/(1+EXP(-[.C85]-0.543369445854449))))" office:value-type="float" office:value="0.989153154416278" calcext:value-type="float">
            <text:p>0.989153154416278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formula="of:=IF([.B86]=0; 0; LN([.B86]/(1-[.B86])))" office:value-type="float" office:value="-6.23063779689805" calcext:value-type="float">
            <text:p>-6.23063779689805</text:p>
          </table:table-cell>
          <table:table-cell table:formula="of:=IF([.B86]=0; 0; IF([.B86]=1; 1; 1/(1+EXP(-[.C86]-0.543369445854449))))" office:value-type="float" office:value="0.00337739201901349" calcext:value-type="float">
            <text:p>0.00337739201901349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formula="of:=IF([.B87]=0; 0; LN([.B87]/(1-[.B87])))" office:value-type="float" office:value="-3.5053814309358" calcext:value-type="float">
            <text:p>-3.5053814309358</text:p>
          </table:table-cell>
          <table:table-cell table:formula="of:=IF([.B87]=0; 0; IF([.B87]=1; 1; 1/(1+EXP(-[.C87]-0.543369445854449))))" office:value-type="float" office:value="0.0491718523998613" calcext:value-type="float">
            <text:p>0.0491718523998613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formula="of:=IF([.B88]=0; 0; LN([.B88]/(1-[.B88])))" office:value-type="float" office:value="-13.4111178612331" calcext:value-type="float">
            <text:p>-13.4111178612331</text:p>
          </table:table-cell>
          <table:table-cell table:formula="of:=IF([.B88]=0; 0; IF([.B88]=1; 1; 1/(1+EXP(-[.C88]-0.543369445854449))))" office:value-type="float" office:value="0.0000025799230235609" calcext:value-type="float">
            <text:p>2.5799230235609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 0; LN([.B89]/(1-[.B89])))" office:value-type="float" office:value="0" calcext:value-type="float">
            <text:p>0</text:p>
          </table:table-cell>
          <table:table-cell table:formula="of:=IF([.B89]=0; 0; IF([.B89]=1; 1; 1/(1+EXP(-[.C89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formula="of:=IF([.B90]=0; 0; LN([.B90]/(1-[.B90])))" office:value-type="float" office:value="-1.51595458483938" calcext:value-type="float">
            <text:p>-1.51595458483938</text:p>
          </table:table-cell>
          <table:table-cell table:formula="of:=IF([.B90]=0; 0; IF([.B90]=1; 1; 1/(1+EXP(-[.C90]-0.543369445854449))))" office:value-type="float" office:value="0.274365529158435" calcext:value-type="float">
            <text:p>0.274365529158435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formula="of:=IF([.B91]=0; 0; LN([.B91]/(1-[.B91])))" office:value-type="float" office:value="-0.239437397212484" calcext:value-type="float">
            <text:p>-0.239437397212484</text:p>
          </table:table-cell>
          <table:table-cell table:formula="of:=IF([.B91]=0; 0; IF([.B91]=1; 1; 1/(1+EXP(-[.C91]-0.543369445854449))))" office:value-type="float" office:value="0.575403456267946" calcext:value-type="float">
            <text:p>0.575403456267946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formula="of:=IF([.B92]=0; 0; LN([.B92]/(1-[.B92])))" office:value-type="float" office:value="-1.69309691275713" calcext:value-type="float">
            <text:p>-1.69309691275713</text:p>
          </table:table-cell>
          <table:table-cell table:formula="of:=IF([.B92]=0; 0; IF([.B92]=1; 1; 1/(1+EXP(-[.C92]-0.543369445854449))))" office:value-type="float" office:value="0.240538865854732" calcext:value-type="float">
            <text:p>0.240538865854732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formula="of:=IF([.B93]=0; 0; LN([.B93]/(1-[.B93])))" office:value-type="float" office:value="-4.95069426313296" calcext:value-type="float">
            <text:p>-4.95069426313296</text:p>
          </table:table-cell>
          <table:table-cell table:formula="of:=IF([.B93]=0; 0; IF([.B93]=1; 1; 1/(1+EXP(-[.C93]-0.543369445854449))))" office:value-type="float" office:value="0.0120409867802341" calcext:value-type="float">
            <text:p>0.012040986780234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formula="of:=IF([.B94]=0; 0; LN([.B94]/(1-[.B94])))" office:value-type="float" office:value="2.56720661689655" calcext:value-type="float">
            <text:p>2.56720661689655</text:p>
          </table:table-cell>
          <table:table-cell table:formula="of:=IF([.B94]=0; 0; IF([.B94]=1; 1; 1/(1+EXP(-[.C94]-0.543369445854449))))" office:value-type="float" office:value="0.957326895361833" calcext:value-type="float">
            <text:p>0.95732689536183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formula="of:=IF([.B95]=0; 0; LN([.B95]/(1-[.B95])))" office:value-type="float" office:value="-9.30001721812122" calcext:value-type="float">
            <text:p>-9.30001721812122</text:p>
          </table:table-cell>
          <table:table-cell table:formula="of:=IF([.B95]=0; 0; IF([.B95]=1; 1; 1/(1+EXP(-[.C95]-0.543369445854449))))" office:value-type="float" office:value="0.00015738662954779" calcext:value-type="float">
            <text:p>0.00015738662954779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formula="of:=IF([.B96]=0; 0; LN([.B96]/(1-[.B96])))" office:value-type="float" office:value="-2.65949330529299" calcext:value-type="float">
            <text:p>-2.65949330529299</text:p>
          </table:table-cell>
          <table:table-cell table:formula="of:=IF([.B96]=0; 0; IF([.B96]=1; 1; 1/(1+EXP(-[.C96]-0.543369445854449))))" office:value-type="float" office:value="0.107539516660722" calcext:value-type="float">
            <text:p>0.10753951666072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formula="of:=IF([.B97]=0; 0; LN([.B97]/(1-[.B97])))" office:value-type="float" office:value="-4.90012422129891" calcext:value-type="float">
            <text:p>-4.90012422129891</text:p>
          </table:table-cell>
          <table:table-cell table:formula="of:=IF([.B97]=0; 0; IF([.B97]=1; 1; 1/(1+EXP(-[.C97]-0.543369445854449))))" office:value-type="float" office:value="0.0126576535935547" calcext:value-type="float">
            <text:p>0.0126576535935547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formula="of:=IF([.B98]=0; 0; LN([.B98]/(1-[.B98])))" office:value-type="float" office:value="-5.95013030226904" calcext:value-type="float">
            <text:p>-5.95013030226904</text:p>
          </table:table-cell>
          <table:table-cell table:formula="of:=IF([.B98]=0; 0; IF([.B98]=1; 1; 1/(1+EXP(-[.C98]-0.543369445854449))))" office:value-type="float" office:value="0.0044661123388965" calcext:value-type="float">
            <text:p>0.004466112338896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formula="of:=IF([.B99]=0; 0; LN([.B99]/(1-[.B99])))" office:value-type="float" office:value="-3.52524162971026" calcext:value-type="float">
            <text:p>-3.52524162971026</text:p>
          </table:table-cell>
          <table:table-cell table:formula="of:=IF([.B99]=0; 0; IF([.B99]=1; 1; 1/(1+EXP(-[.C99]-0.543369445854449))))" office:value-type="float" office:value="0.0482515789870571" calcext:value-type="float">
            <text:p>0.048251578987057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formula="of:=IF([.B100]=0; 0; LN([.B100]/(1-[.B100])))" office:value-type="float" office:value="-7.94621005005073" calcext:value-type="float">
            <text:p>-7.94621005005073</text:p>
          </table:table-cell>
          <table:table-cell table:formula="of:=IF([.B100]=0; 0; IF([.B100]=1; 1; 1/(1+EXP(-[.C100]-0.543369445854449))))" office:value-type="float" office:value="0.000609147610766724" calcext:value-type="float">
            <text:p>0.00060914761076672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formula="of:=IF([.B101]=0; 0; LN([.B101]/(1-[.B101])))" office:value-type="float" office:value="-5.78141631012029" calcext:value-type="float">
            <text:p>-5.78141631012029</text:p>
          </table:table-cell>
          <table:table-cell table:formula="of:=IF([.B101]=0; 0; IF([.B101]=1; 1; 1/(1+EXP(-[.C101]-0.543369445854449))))" office:value-type="float" office:value="0.00528256538056595" calcext:value-type="float">
            <text:p>0.00528256538056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style-name="ce6" table:formula="of:=AVERAGE([.C2:.C101])" office:value-type="string" office:string-value="" calcext:value-type="error">
            <text:p>#DIV/0!</text:p>
          </table:table-cell>
          <table:table-cell table:style-name="ce6" table:formula="of:=AVERAGE([.D2:.D101])" office:value-type="float" office:value="0.265985908580976" calcext:value-type="float">
            <text:p>0.265985908580976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01:22.263138981</dc:date>
    <meta:editing-duration>PT1H40M54S</meta:editing-duration>
    <meta:editing-cycles>21</meta:editing-cycles>
    <meta:generator>LibreOffice/7.3.7.2$Linux_X86_64 LibreOffice_project/30$Build-2</meta:generator>
    <meta:document-statistic meta:table-count="1" meta:cell-count="408" meta:object-count="0"/>
  </office:meta>
</office:document-meta>
</file>